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Times New Roman', Verdana, sans-serif"/>
    <style:font-face style:name="Noto Sans" svg:font-family="'Noto Sans',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8pt" style:font-size-asian="8pt" style:font-size-complex="8pt"/>
    </style:style>
    <style:style style:name="P2" style:family="paragraph" style:parent-style-name="Standard">
      <style:paragraph-properties fo:text-align="start" style:justify-single-word="false" fo:orphans="2" fo:widows="2"/>
      <style:text-properties fo:color="#000000"/>
    </style:style>
    <style:style style:name="P3" style:family="paragraph" style:parent-style-name="Standard">
      <style:paragraph-properties fo:margin-left="0in" fo:margin-right="0in" fo:text-align="start" style:justify-single-word="false" fo:orphans="2" fo:widows="2" fo:text-indent="0in" style:auto-text-indent="false"/>
      <style:text-properties fo:color="#000000" style:font-name="Times New Roman" fo:font-size="8pt" style:font-size-asian="8pt" style:font-size-complex="8pt"/>
    </style:style>
    <style:style style:name="P4" style:family="paragraph" style:parent-style-name="Standard">
      <style:paragraph-properties fo:margin-left="0in" fo:margin-right="0in" fo:text-align="start" style:justify-single-word="false" fo:orphans="2" fo:widows="2" fo:text-indent="0in" style:auto-text-indent="false"/>
      <style:text-properties fo:color="#000000" style:font-name="Times New Roman" fo:font-size="8pt"/>
    </style:style>
    <style:style style:name="P5" style:family="paragraph" style:parent-style-name="Standard">
      <style:paragraph-properties fo:margin-left="0in" fo:margin-right="0in" fo:text-align="start" style:justify-single-word="false" fo:orphans="2" fo:widows="2" fo:text-indent="0in" style:auto-text-indent="false"/>
      <style:text-properties fo:color="#000000"/>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8pt" fo:letter-spacing="normal" fo:font-style="normal" fo:font-weight="normal" style:font-size-asian="8pt" style:font-size-complex="8pt"/>
    </style:style>
    <style:style style:name="P7" style:family="paragraph" style:parent-style-name="Text_20_body">
      <style:paragraph-properties fo:margin-left="0in" fo:margin-right="0in" fo:text-align="start" style:justify-single-word="false" fo:orphans="2" fo:widows="2" fo:text-indent="0in" style:auto-text-indent="false"/>
      <style:text-properties fo:color="#000000" style:font-name="Times New Roman" fo:font-size="8pt" style:font-size-asian="8pt" style:font-size-complex="8pt"/>
    </style:style>
    <style:style style:name="P8" style:family="paragraph" style:parent-style-name="Standard">
      <style:paragraph-properties fo:margin-left="0.4925in" fo:margin-right="0in" fo:text-align="start" style:justify-single-word="false" fo:orphans="2" fo:widows="2" fo:text-indent="0in" style:auto-text-indent="false"/>
      <style:text-properties fo:color="#000000" style:font-name="Times New Roman" fo:font-size="8pt" style:font-size-asian="8pt" style:font-size-complex="8pt"/>
    </style:style>
    <style:style style:name="P9" style:family="paragraph" style:parent-style-name="Standard">
      <style:paragraph-properties fo:margin-left="0.4925in" fo:margin-right="0in" fo:text-align="start" style:justify-single-word="false" fo:orphans="2" fo:widows="2" fo:text-indent="0in" style:auto-text-indent="false"/>
      <style:text-properties fo:color="#000000" style:font-name="Times New Roman" fo:font-size="8pt"/>
    </style:style>
    <style:style style:name="P10" style:family="paragraph" style:parent-style-name="Standard">
      <style:paragraph-properties fo:margin-left="0.4925in" fo:margin-right="0in" fo:text-align="start" style:justify-single-word="false" fo:orphans="2" fo:widows="2" fo:text-indent="0in" style:auto-text-indent="false"/>
      <style:text-properties fo:color="#000000"/>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8pt" fo:letter-spacing="normal" fo:font-style="normal" fo:font-weight="normal" style:font-size-asian="8pt" style:font-size-complex="8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8pt" fo:letter-spacing="normal" fo:font-style="normal" fo:font-weight="bold" style:font-size-asian="8pt" style:font-size-complex="8pt"/>
    </style:style>
    <style:style style:name="P13" style:family="paragraph" style:parent-style-name="Standard">
      <style:paragraph-properties fo:margin-left="0in" fo:margin-right="0in" fo:text-align="start" style:justify-single-word="false" fo:orphans="2" fo:widows="2" fo:text-indent="0in" style:auto-text-indent="false" fo:break-before="page"/>
      <style:text-properties fo:font-variant="normal" fo:text-transform="none" fo:color="#000000" style:font-name="Times New Roman" fo:font-size="8pt" fo:letter-spacing="normal" fo:font-style="normal" fo:font-weight="normal" style:font-size-asian="8pt" style:font-size-complex="8pt"/>
    </style:style>
    <style:style style:name="P14" style:family="paragraph" style:parent-style-name="Standard">
      <style:paragraph-properties fo:margin-left="0.4925in" fo:margin-right="0in" fo:text-align="start" style:justify-single-word="false" fo:orphans="2" fo:widows="2" fo:text-indent="0in" style:auto-text-indent="false"/>
      <style:text-properties fo:font-variant="normal" fo:text-transform="none" fo:color="#000000" style:font-name="Times New Roman" fo:font-size="8pt" fo:letter-spacing="normal" fo:font-style="normal" fo:font-weight="normal" style:font-size-asian="8pt" style:font-size-complex="8pt"/>
    </style:style>
    <style:style style:name="P15" style:family="paragraph" style:parent-style-name="Standard" style:list-style-name="L1">
      <style:paragraph-properties fo:text-align="start" style:justify-single-word="false" fo:orphans="2" fo:widows="2"/>
      <style:text-properties fo:font-variant="normal" fo:text-transform="none" fo:color="#000000" style:font-name="Times New Roman" fo:font-size="8pt" fo:letter-spacing="normal" fo:font-style="normal" fo:font-weight="normal" style:font-size-asian="8pt" style:font-size-complex="8pt"/>
    </style:style>
    <style:style style:name="P16" style:family="paragraph" style:parent-style-name="Standard" style:list-style-name="L2">
      <style:paragraph-properties fo:text-align="start" style:justify-single-word="false" fo:orphans="2" fo:widows="2"/>
      <style:text-properties fo:font-variant="normal" fo:text-transform="none" fo:color="#000000" style:font-name="Times New Roman" fo:font-size="8pt" fo:letter-spacing="normal" fo:font-style="normal" fo:font-weight="normal" style:font-size-asian="8pt" style:font-size-complex="8pt"/>
    </style:style>
    <style:style style:name="P17" style:family="paragraph" style:parent-style-name="Standard">
      <style:paragraph-properties fo:text-align="start" style:justify-single-word="false" fo:orphans="2" fo:widows="2"/>
      <style:text-properties fo:font-variant="normal" fo:text-transform="none" fo:color="#000000" style:font-name="Times New Roman" fo:font-size="8pt" fo:letter-spacing="normal" fo:font-style="normal" fo:font-weight="bold" style:font-size-asian="8pt" style:font-size-complex="8pt"/>
    </style:style>
    <style:style style:name="P18" style:family="paragraph" style:parent-style-name="Standard">
      <style:text-properties fo:color="#000000" style:font-name="Times New Roman" fo:font-size="8pt" style:font-size-asian="8pt" style:font-size-complex="8pt"/>
    </style:style>
    <style:style style:name="P19" style:family="paragraph" style:parent-style-name="Standard">
      <style:paragraph-properties fo:break-before="page"/>
      <style:text-properties fo:color="#000000" style:font-name="Times New Roman" fo:font-size="8pt" style:font-size-asian="8pt" style:font-size-complex="8pt"/>
    </style:style>
    <style:style style:name="P20" style:family="paragraph" style:parent-style-name="Text_20_body">
      <style:text-properties fo:font-variant="normal" fo:text-transform="none" fo:color="#000000" style:font-name="Times New Roman" fo:font-size="8pt" fo:letter-spacing="normal" fo:font-style="normal" fo:font-weight="normal" style:font-size-asian="8pt" style:font-size-complex="8pt"/>
    </style:style>
    <style:style style:name="P21" style:family="paragraph" style:parent-style-name="Text_20_body" style:list-style-name="L1">
      <style:paragraph-properties fo:margin-top="0in" fo:margin-bottom="0in" fo:text-align="start" style:justify-single-word="false" fo:orphans="2" fo:widows="2"/>
      <style:text-properties fo:font-variant="normal" fo:text-transform="none" fo:color="#000000" style:font-name="Times New Roman" fo:font-size="8pt" fo:letter-spacing="normal" fo:font-style="normal" fo:font-weight="normal" style:font-size-asian="8pt" style:font-size-complex="8pt"/>
    </style:style>
    <style:style style:name="T1" style:family="text">
      <style:text-properties fo:font-variant="normal" fo:text-transform="none" fo:color="#333333" fo:letter-spacing="normal" fo:font-style="normal" fo:font-weight="normal" style:font-size-asian="8pt" style:font-size-complex="8pt"/>
    </style:style>
    <style:style style:name="T2" style:family="text">
      <style:text-properties fo:font-variant="normal" fo:text-transform="none" fo:letter-spacing="normal" fo:font-style="normal" fo:font-weight="bold"/>
    </style:style>
    <style:style style:name="T3" style:family="text">
      <style:text-properties fo:font-variant="normal" fo:text-transform="none" fo:letter-spacing="normal" fo:font-style="normal" fo:font-weight="bold" fo:background-color="#ffff00"/>
    </style:style>
    <style:style style:name="T4" style:family="text">
      <style:text-properties fo:font-variant="normal" fo:text-transform="none" fo:letter-spacing="normal" fo:font-style="normal" fo:font-weight="bold" style:font-size-asian="8pt" style:font-size-complex="8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fo:background-color="#ffff00"/>
    </style:style>
    <style:style style:name="T7" style:family="text">
      <style:text-properties fo:font-variant="normal" fo:text-transform="none" fo:letter-spacing="normal" fo:font-style="normal" fo:font-weight="normal" fo:background-color="#ffff00" style:font-size-asian="8pt" style:font-size-complex="8pt"/>
    </style:style>
    <style:style style:name="T8" style:family="text">
      <style:text-properties fo:font-variant="normal" fo:text-transform="none" fo:letter-spacing="normal" fo:font-style="normal" fo:font-weight="normal" style:font-size-asian="8pt" style:font-size-complex="8pt"/>
    </style:style>
    <style:style style:name="T9" style:family="text">
      <style:text-properties fo:font-variant="normal" fo:text-transform="none" fo:letter-spacing="normal" fo:font-style="normal" fo:font-weight="normal" fo:background-color="transparent" style:font-size-asian="8pt" style:font-size-complex="8pt"/>
    </style:style>
    <style:style style:name="T10" style:family="text">
      <style:text-properties fo:font-variant="normal" fo:text-transform="none" style:font-name="Times New Roman" fo:font-size="8pt" fo:letter-spacing="normal" fo:font-style="normal" fo:font-weight="normal" fo:background-color="#ffff00" style:font-size-asian="8pt" style:font-size-complex="8pt"/>
    </style:style>
    <style:style style:name="T11" style:family="text">
      <style:text-properties fo:font-variant="normal" fo:text-transform="none" style:font-name="Times New Roman" fo:font-size="8pt" fo:letter-spacing="normal" fo:font-style="normal" fo:font-weight="normal" style:font-size-asian="8pt" style:font-size-complex="8pt"/>
    </style:style>
    <style:style style:name="T12" style:family="text">
      <style:text-properties fo:font-variant="normal" fo:text-transform="none" style:font-name="Times New Roman" fo:font-size="8pt" fo:letter-spacing="normal" fo:font-style="normal" fo:font-weight="bold" style:font-size-asian="8pt" style:font-size-complex="8pt"/>
    </style:style>
    <style:style style:name="T13" style:family="text">
      <style:text-properties style:font-name="Times New Roman" fo:font-size="8pt" style:font-size-asian="8pt" style:font-size-complex="8pt"/>
    </style:style>
    <style:style style:name="T1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Q&amp;D study ref:</text:p>
      <text:p text:style-name="P20">Characteristics of a process: MSCR - Measurable, Specific results, Customers, Respond to specific event</text:p>
      <text:p text:style-name="P20">5 aspects of Service Design</text:p>
      <text:p text:style-name="P20">STAMP - Services, Tech, Architect, Metrics, Processes</text:p>
      <text:p text:style-name="P20">RACI - responsible accountable consulted informed</text:p>
      <text:p text:style-name="P20">PDCA plan do check act, deming</text:p>
      <text:p text:style-name="P20">ISSACIS - Seven processes in SD</text:p>
      <text:p text:style-name="P20">IT service continuity, supplier, Service catalog, Avail, Capac, InfoSec, Service Level</text:p>
      <text:p text:style-name="P20">APIER 5 processes in SO are access, problem, incident, event, and request</text:p>
      <text:p text:style-name="P20">STP 3 types of metrics, service, tech, process</text:p>
      <text:p text:style-name="P20">CSI model - vision, where are we, where we want to be, how to get there, there yet?, keep momentum</text:p>
      <text:p text:style-name="P20">7 R’s when consider a change: raised, reason, return, risk, resources, responsible, relationships</text:p>
      <text:p text:style-name="P20">4 P’s of service management - people, product, partners, processes</text:p>
      <text:p text:style-name="P20">SDP service design package</text:p>
      <text:p text:style-name="P1"/>
      <text:p text:style-name="P19">Ch1</text:p>
      <text:p text:style-name="P1"/>
      <text:p text:style-name="P3"><text:span text:style-name="T2">Understand that ITIL is a source of best practices. </text:span><text:span text:style-name="T5">Best practices are available in a variety of sources, and ITIL is one of them. ITIL should be used in association with other best-practice approaches. Standards and industry practices should be used to complement proprietary knowledge to achieve best practices for your organizational requirements.</text:span><text:line-break/><text:line-break/><text:span text:style-name="T2">Understand why ITIL is successful. </text:span><text:span text:style-name="T5">The guidance that exists in the framework is based on a pragmatic approach of "adopt and adapt." The key factors that make it successful are the non-prescriptive, vendor-neutral best practices that form the core service lifecycle publications.</text:span><text:line-break/><text:line-break/><text:span text:style-name="T2">Be able to recall the definitions of the key terms used in this lesson.</text:span></text:p>
      <text:p text:style-name="P6">Service: a means of delivering value to customers by facilitating the outcomes customers want to achieve, without the ownership of specific costs and risks</text:p>
      <text:p text:style-name="P6">IT service: a service provided by an IT service provider; combination of technology, people, &amp; processes</text:p>
      <text:p text:style-name="P6">outcome: intended &amp;/or actual result of carrying out an activity, following a process, delivering an IT service &amp; so on</text:p>
      <text:p text:style-name="P6">service management: set of specialized organizational capabilities for providing value to customers in the form of services</text:p>
      <text:p text:style-name="P6">IT service management</text:p>
      <text:p text:style-name="P3"><text:span text:style-name="T5">IT service provider</text:span><text:line-break/><text:line-break/><text:span text:style-name="T2">Understand that services may be grouped together.</text:span></text:p>
      <text:p text:style-name="P10"><text:span text:style-name="T10">core</text:span><text:span text:style-name="T11"> (business-critical services)</text:span></text:p>
      <text:p text:style-name="P10"><text:span text:style-name="T10">enabling</text:span><text:span text:style-name="T11"> (services that support the delivery of core services)</text:span></text:p>
      <text:p text:style-name="P10"><text:span text:style-name="T10">enhancing</text:span><text:span text:style-name="T11"> (services that add value to the core services).</text:span></text:p>
      <text:p text:style-name="P2"><text:span text:style-name="T13"><text:line-break/></text:span><text:span text:style-name="T12">Understand the different types of customer that ITIL defines.</text:span></text:p>
      <text:p text:style-name="P10"><text:span text:style-name="T11">I</text:span><text:span text:style-name="T10">nternal customers</text:span><text:span text:style-name="T11"> are based in the same organization as the service provider. </text:span></text:p>
      <text:p text:style-name="P10"><text:span text:style-name="T10">External customers</text:span><text:span text:style-name="T11"> are based outside of the organization of the service provider.</text:span></text:p>
      <text:p text:style-name="P5"><text:span text:style-name="T13"><text:line-break/></text:span><text:span text:style-name="T12">Be able to differentiate between the three service provider types:</text:span></text:p>
      <text:p text:style-name="P10"><text:span text:style-name="T10">Type I (internal</text:span><text:span text:style-name="T11">, within individual business units)</text:span></text:p>
      <text:p text:style-name="P10"><text:span text:style-name="T10">Type II (shared</text:span><text:span text:style-name="T11">, providing services shared across a number of business units)</text:span></text:p>
      <text:p text:style-name="P10"><text:span text:style-name="T10">Type III (external</text:span><text:span text:style-name="T11">, providing services to external customers).</text:span></text:p>
      <text:p text:style-name="P2"><text:span text:style-name="T13"><text:line-break/><text:line-break/></text:span><text:span text:style-name="T12">Understand the difference between the stakeholder types</text:span><text:span text:style-name="T11">:</text:span></text:p>
      <text:p text:style-name="P10"><text:span text:style-name="T10">customers </text:span><text:span text:style-name="T11">who are individuals or groups that buy goods or services, </text:span></text:p>
      <text:p text:style-name="P10"><text:span text:style-name="T10">users </text:span><text:span text:style-name="T11">who use the services on a daily basis</text:span></text:p>
      <text:p text:style-name="P10"><text:span text:style-name="T10">suppliers </text:span><text:span text:style-name="T11">who are third parties who provide services that support or enable IT services.</text:span></text:p>
      <text:p text:style-name="P5"><text:span text:style-name="T13"><text:line-break/></text:span><text:span text:style-name="T12">Be able to name the characteristics of processes. </text:span><text:span text:style-name="T11">The characteristics of processes are that they are </text:span></text:p>
      <text:p text:style-name="P14">measurable</text:p>
      <text:p text:style-name="P14">respond to a trigger</text:p>
      <text:p text:style-name="P14">deliver a specific result</text:p>
      <text:p text:style-name="P10"><text:span text:style-name="T11">deliver to a customer or stakeholder.</text:span><text:span text:style-name="T13"><text:line-break/></text:span></text:p>
      <text:p text:style-name="P5"><text:span text:style-name="T12">Understand that automation is used to help improve efficiency and effectiveness. </text:span><text:span text:style-name="T11">Although it is not explicitly referred to in every process or lifecycle stage, automation and the use of technology are key enablers for process enhancement and improvements.</text:span><text:span text:style-name="T13"><text:line-break/><text:line-break/></text:span><text:span text:style-name="T12">Be able to name the core stages of the service lifecycle:</text:span></text:p>
      <text:p text:style-name="P14">SS - service strategy</text:p>
      <text:p text:style-name="P14">SD - service design</text:p>
      <text:p text:style-name="P14">ST - service transition</text:p>
      <text:p text:style-name="P14">SO - service operation</text:p>
      <text:p text:style-name="P14">CSI - continual service improvement.</text:p>
      <text:p text:style-name="P5"><text:span text:style-name="T13"><text:line-break/></text:span><text:span text:style-name="T12">Understand that the ITIL core publications are supported by complementary guidance. </text:span><text:span text:style-name="T11">This guidance may be industry-specific or provide context to the adoption of service management best practices.</text:span></text:p>
      <text:p text:style-name="P13">Ch2</text:p>
      <text:p text:style-name="P6"/>
      <text:p text:style-name="P12">Be able to differentiate between the purpose, objectives, and scope for the service strategy phase of the lifecycle.</text:p>
      <text:p text:style-name="P9"><text:span text:style-name="T7">Purpose:</text:span><text:span text:style-name="T8"> to provide the strategy for the service lifecycle; define the strategic approach for service management across the service lifecycle</text:span></text:p>
      <text:p text:style-name="P8"><text:span text:style-name="T6">Objectives:</text:span><text:span text:style-name="T5"> include the definition of the strategy and governance control.</text:span></text:p>
      <text:p text:style-name="P8"><text:span text:style-name="T6">Scope:</text:span><text:span text:style-name="T5"> covers defining a strategy to meet a customer's business outcomes and defining a strategy for managing those services.</text:span></text:p>
      <text:p text:style-name="P3"><text:span text:style-name="T5"><text:line-break/></text:span><text:span text:style-name="T2">Understand the terms utility and warranty. </text:span><text:span text:style-name="T5">Both of these should be ensured to deliver value to customers.</text:span></text:p>
      <text:p text:style-name="P8"><text:span text:style-name="T6">Utility</text:span><text:span text:style-name="T5"> ensures that the service is fit for the purpose.</text:span></text:p>
      <text:p text:style-name="P8"><text:span text:style-name="T6">Warranty </text:span><text:span text:style-name="T5">ensures that the service is fit for use. <text:line-break/></text:span></text:p>
      <text:p text:style-name="P12">Be able to differentiate between resources and capabilities.</text:p>
      <text:p text:style-name="P8"><text:span text:style-name="T6">Resources</text:span><text:span text:style-name="T5"> are items that could be used to assist in the delivery of a service, such as financial capital. </text:span></text:p>
      <text:p text:style-name="P8"><text:span text:style-name="T6">Capabilities </text:span><text:span text:style-name="T5">are the assets that represent the organization's ability to do something to achieve value, such as processes.</text:span><text:span text:style-name="T5"><text:line-break/></text:span></text:p>
      <text:p text:style-name="P3"><text:span text:style-name="T2">Understand the role of governance in the service lifecycle. </text:span><text:span text:style-name="T5">Governance is a key part of service management throughout the lifecycle. It provides structure and standardization for the management of services and unites the IT service provider approach with that of the organization.<text:line-break/><text:line-break/></text:span><text:span text:style-name="T2">Understand the role of risk management in the service lifecycle. </text:span><text:span text:style-name="T5">Risk management is the approach adopted to identify, document, analyze, and mitigate against the likelihood of potential impact to a project or service. Developing a consistent corporate approach to risk management will ensure a repeatable and manageable process.</text:span></text:p>
      <text:p text:style-name="P3"><text:span text:style-name="T5"><text:tab/></text:span><text:span text:style-name="T6">Analyze</text:span></text:p>
      <text:p text:style-name="P3"><text:span text:style-name="T5"><text:tab/></text:span><text:span text:style-name="T6">Identify</text:span></text:p>
      <text:p text:style-name="P4"><text:span text:style-name="T8"><text:tab/></text:span><text:span text:style-name="T7">Manage</text:span><text:span text:style-name="T8"><text:line-break/><text:line-break/></text:span><text:span text:style-name="T4">Understand the importance of patterns of business activity in the management of services. </text:span><text:span text:style-name="T8">Patterns of business activity (PBA) are important in understanding the strategic and tactical approaches you take to the management of resources and capabilities. You need to be aware of how you are going to meet the requirements of the business, and capturing, recording, and utilizing PBA will enable you to manage your service provision more efficiently and cost-effectively. A PBA profile is created to define and understand PBAs to ensure alignment to services. It needs to be classified and to include customer requirements, the capabilities, and the resources required to provide the service in some detail.</text:span></text:p>
      <text:p text:style-name="P6"><text:tab/><text:span text:style-name="T14">Classification</text:span></text:p>
      <text:p text:style-name="P6"><text:tab/><text:span text:style-name="T14">Attributes</text:span></text:p>
      <text:p text:style-name="P6"><text:tab/><text:span text:style-name="T14">Requirements</text:span></text:p>
      <text:p text:style-name="P6"><text:tab/><text:span text:style-name="T14">Service Asset Requirements</text:span></text:p>
      <text:p text:style-name="P6"/>
      <text:p text:style-name="P6"/>
      <text:p text:style-name="P6">Ch3</text:p>
      <text:p text:style-name="P6"/>
      <text:p text:style-name="P3"><text:span text:style-name="T2">Recall the purpose of the service portfolio management process. </text:span><text:span text:style-name="T5">The process ensures you have an appropriate mix of services being delivered and developed for your customers.<text:line-break/><text:line-break/></text:span><text:span text:style-name="T2">Identify the various components of the service portfolio</text:span><text:span text:style-name="T5">:</text:span></text:p>
      <text:p text:style-name="P8"><text:span text:style-name="T6">service pipeline: </text:span><text:span text:style-name="T5">shows services prior to live operation</text:span></text:p>
      <text:p text:style-name="P8"><text:span text:style-name="T6">service catalog: </text:span><text:span text:style-name="T5">shows the customer-facing view of the live operational services</text:span></text:p>
      <text:p text:style-name="P8"><text:span text:style-name="T6">retired services: </text:span><text:span text:style-name="T5">shows information about decommissioned services.<text:line-break/></text:span></text:p>
      <text:p text:style-name="P3"><text:span text:style-name="T2">Identify the three main areas of the financial management process. </text:span><text:span text:style-name="T5">Financial management is crucial for calculating the value for services.</text:span></text:p>
      <text:p text:style-name="P8"><text:span text:style-name="T6">Budgeting</text:span><text:span text:style-name="T5">: planning for expenditure</text:span></text:p>
      <text:p text:style-name="P8"><text:span text:style-name="T6">IT accounting</text:span><text:span text:style-name="T5">: where you can account for the expenditure on IT services</text:span></text:p>
      <text:p text:style-name="P8"><text:span text:style-name="T6">charging</text:span><text:span text:style-name="T5">: where the customer is charged for the IT services if this is appropriate<text:line-break/></text:span></text:p>
      <text:p text:style-name="P3"><text:span text:style-name="T2">Understand the purpose of a business case. </text:span><text:span text:style-name="T5">A business case is a tool for decision making. Much of the information required will be part of the service portfolio and part of the financial management reports and outputs.<text:line-break/><text:line-break/></text:span><text:span text:style-name="T2">Understand the purpose of business relationship management. </text:span><text:span text:style-name="T5">This is the process that connects the customer and the service provider at a strategic level.<text:line-break/><text:line-break/></text:span><text:span text:style-name="T2">Be able to differentiate between business relationship management and the other service management processes, especially service level management. </text:span><text:span text:style-name="T5">Remember, business relationship management is concerned with a strategic relationship with the customer, whereas other processes are more tactically based.</text:span></text:p>
      <text:p text:style-name="P13">Ch4</text:p>
      <text:p text:style-name="P6"/>
      <text:p text:style-name="P3"><text:span text:style-name="T2">Understand the purpose, objectives, and scope of the service design lifecycle stage. </text:span><text:span text:style-name="T5">Service design must consider how the service will be run and managed when it is operational. It is important to remember also that service design includes the design of both new and changed services.</text:span></text:p>
      <text:p text:style-name="P9"><text:span text:style-name="T7">Purpose: </text:span><text:span text:style-name="T8">to deliver a new service or a change to an existing service that is capable of delivering the strategic outcome required</text:span></text:p>
      <text:p text:style-name="P9"><text:span text:style-name="T7">Objectives:</text:span><text:span text:style-name="T8"> to deliver a service that will require very little improvement later</text:span></text:p>
      <text:p text:style-name="P8"><text:span text:style-name="T6">Scope:</text:span><text:span text:style-name="T5"> covers current requirements, identify possible future needs, and ensure the service being designed can meet those as well<text:line-break/></text:span></text:p>
      <text:p text:style-name="P3"><text:span text:style-name="T2">Understand why good service design is so valuable to the business. </text:span><text:span text:style-name="T5">It is essential that the new or changed design works efficiently and fulfills the business requirements in terms of capacity, continuity, availability, and security, in addition to delivering new functionality. Good service design considers how the service will be delivered and ensures that all aspects have been considered.<text:line-break/><text:line-break/></text:span><text:span text:style-name="T2">Be able to explain the contents and purpose of the key output of this lifecycle stage, the </text:span><text:span text:style-name="T3">SDP (service design package)</text:span><text:span text:style-name="T2">. </text:span></text:p>
      <text:p text:style-name="P14">who creates it:</text:p>
      <text:p text:style-name="P14">who uses it: </text:p>
      <text:p text:style-name="P14">why it is helpful:</text:p>
      <text:list xml:id="list2353767560564786615" text:style-name="L1">
        <text:list-header>
          <text:p text:style-name="P15">list some of its contents:</text:p>
          <text:list>
            <text:list-item>
              <text:p text:style-name="P15">Original agreed business requirements for the service.</text:p>
            </text:list-item>
            <text:list-item>
              <text:p text:style-name="P21">How the service will be used.</text:p>
            </text:list-item>
            <text:list-item>
              <text:p text:style-name="P21">Key contacts and stakeholders.</text:p>
            </text:list-item>
            <text:list-item>
              <text:p text:style-name="P21">Functional requirements.</text:p>
            </text:list-item>
            <text:list-item>
              <text:p text:style-name="P21">Management requirements.</text:p>
            </text:list-item>
            <text:list-item>
              <text:p text:style-name="P21">Service level requirements.</text:p>
            </text:list-item>
            <text:list-item>
              <text:p text:style-name="P21">Technical design of the new or changed service including hardware, software, networks, environments, data, applications, technology, tools, and documentation.</text:p>
            </text:list-item>
            <text:list-item>
              <text:p text:style-name="P21">Sourcing strategy.</text:p>
            </text:list-item>
            <text:list-item>
              <text:p text:style-name="P21">New or changed processes required to support the service.</text:p>
            </text:list-item>
            <text:list-item>
              <text:p text:style-name="P21">Organizational readiness assessment.</text:p>
            </text:list-item>
            <text:list-item>
              <text:p text:style-name="P21">Service lifecycle plan, including the timescales and phasing, for the transition, operation, and subsequent improvement of the new service.</text:p>
            </text:list-item>
            <text:list-item>
              <text:p text:style-name="P21">Service program, service transition plan.</text:p>
            </text:list-item>
            <text:list-item>
              <text:p text:style-name="P21">Service operational acceptance plan.</text:p>
            </text:list-item>
            <text:list-item>
              <text:p text:style-name="P21">Service acceptance criteria (SAC).</text:p>
            </text:list-item>
          </text:list>
        </text:list-header>
      </text:list>
      <text:p text:style-name="P7"><text:span text:style-name="T5"><text:line-break/></text:span><text:span text:style-name="T2">Understand the four p's: </text:span><text:span text:style-name="T3">people</text:span><text:span text:style-name="T2">, </text:span><text:span text:style-name="T3">processes</text:span><text:span text:style-name="T2">, </text:span><text:span text:style-name="T3">products</text:span><text:span text:style-name="T2">, and </text:span><text:span text:style-name="T3">partners</text:span><text:span text:style-name="T2">. </text:span><text:span text:style-name="T5">Be able to explain why each of these matters to successful service design, considering not only the technical solution (products) but also the other organizations (partners) who will be involved in providing the service and the contractual relationships that will be required with them. Understand the need for new or changed processes in order for the new service to work and for the right number of trained people to both use the new service in the business and support it in the IT department.<text:line-break/><text:line-break/></text:span><text:span text:style-name="T2">Understand the five key aspects of service design. </text:span><text:span text:style-name="T5">These can be remembered easily by thinking of the acronym </text:span><text:span text:style-name="T6">STAMP</text:span><text:span text:style-name="T5">:</text:span></text:p>
      <text:p text:style-name="P3"><text:span text:style-name="T5">the </text:span><text:span text:style-name="T6">SOLUTION</text:span><text:span text:style-name="T5"> that has been designed that fulfills the business requirement and enables the business process to take place</text:span></text:p>
      <text:p text:style-name="P3"><text:span text:style-name="T5">the management information systems and </text:span><text:span text:style-name="T6">TOOLS</text:span><text:span text:style-name="T5"> that ensure that the right information is available when required to support the service</text:span></text:p>
      <text:p text:style-name="P3"><text:span text:style-name="T5">the technical </text:span><text:span text:style-name="T6">ARCHITECTURE</text:span><text:span text:style-name="T5"> that underpins the solution</text:span></text:p>
      <text:p text:style-name="P3"><text:span text:style-name="T5">the </text:span><text:span text:style-name="T6">MEASUREMENTS</text:span><text:span text:style-name="T5"> that will be taken to ensure the service is operating as it should</text:span></text:p>
      <text:p text:style-name="P3"><text:span text:style-name="T5">the new and changed </text:span><text:span text:style-name="T6">PROCESSES</text:span><text:span text:style-name="T5"> that will need to be developed, both business processes and service management processes.</text:span></text:p>
      <text:p text:style-name="P6"/>
      <text:p text:style-name="P13">Ch5</text:p>
      <text:p text:style-name="P6"/>
      <text:p text:style-name="P3"><text:span text:style-name="T2">Understand the purpose, objectives, and scope of service level management. </text:span><text:span text:style-name="T5">In particular, understand how SLM ensures that current IT services are delivered to agreed specific and measurable targets. Understand how the process also ensures that requirements for new services are understood and delivered.</text:span></text:p>
      <text:p text:style-name="P9"><text:span text:style-name="T7">Purpose: </text:span><text:span text:style-name="T9">ensure that all current and planned IT services are delivered to agreed achievable targets</text:span></text:p>
      <text:p text:style-name="P9"><text:span text:style-name="T7">Objectives: “</text:span><text:span text:style-name="T9">define, document, agree, monitor, measure, report, and review" (how well the IT service is delivered) and undertaking improvement actions when necessary; working with business relationship management to build a good working relationship with the business customers</text:span></text:p>
      <text:p text:style-name="P9"><text:span text:style-name="T7">Scope:</text:span><text:span text:style-name="T8"> performance of existing services being provided and the definition of required service levels for planned services</text:span></text:p>
      <text:p text:style-name="P6"/>
      <text:p text:style-name="P4"><text:span text:style-name="T8"><text:line-break/></text:span><text:span text:style-name="T4">Be able to explain the basic concepts of service level management. </text:span><text:span text:style-name="T8">These include the definition of service level requirements and the role of targets in assessing the level of service being delivered. Understand the difference between service providers and suppliers<text:line-break/><text:tab/></text:span><text:span text:style-name="T7">SLR (Service-Level Requirement):</text:span><text:span text:style-name="T8"> </text:span><text:span text:style-name="T1">customer requirement for an aspect of an IT service based on business objectives and used to negotiate <text:tab/><text:tab/>agreed service-level targets</text:span></text:p>
      <text:p text:style-name="P9"><text:span text:style-name="T7">Service provider:</text:span><text:span text:style-name="T8"> </text:span><text:span text:style-name="T1">provide the whole service</text:span></text:p>
      <text:p text:style-name="P9"><text:span text:style-name="T7">Service supplier:</text:span><text:span text:style-name="T8"> external organizations that supply an element of the overall service</text:span></text:p>
      <text:p text:style-name="P3"><text:span text:style-name="T5"><text:line-break/></text:span><text:span text:style-name="T2">Understand the activities that are undertaken as part of the process. </text:span><text:span text:style-name="T5">These activities include the definition and documentation of service level targets that meet the business requirement and the negotiation with the business and with those internal groups and external suppliers that provide elements of the complete service to agree on targets that are both challenging and achievable.</text:span></text:p>
      <text:list xml:id="list4311317740001647712" text:style-name="L2">
        <text:list-item>
          <text:list>
            <text:list-item>
              <text:p text:style-name="P16">Design SLA Frameworks</text:p>
            </text:list-item>
            <text:list-item>
              <text:p text:style-name="P16">Agree on SLA's, SLR's, and underpinning OLA's and UC's</text:p>
            </text:list-item>
            <text:list-item>
              <text:p text:style-name="P16">Monitor, measure, &amp; report on service performance</text:p>
            </text:list-item>
            <text:list-item>
              <text:p text:style-name="P16">Review services and agreements</text:p>
            </text:list-item>
            <text:list-item>
              <text:p text:style-name="P16">Measure &amp; improve customer satisfaction</text:p>
            </text:list-item>
            <text:list-item>
              <text:p text:style-name="P16">Log &amp; manage complaints &amp; compliments</text:p>
            </text:list-item>
            <text:list-item>
              <text:p text:style-name="P16">Manage customer expectations</text:p>
            </text:list-item>
            <text:list-item>
              <text:p text:style-name="P16">Develop contacts &amp; relationships<text:line-break/></text:p>
            </text:list-item>
          </text:list>
        </text:list-item>
      </text:list>
      <text:p text:style-name="P17">Understand how SLM uses underpinning agreements to ensure that targets are achievable.</text:p>
      <text:p text:style-name="P9"><text:span text:style-name="T7">OLA (Operational-Level Agreement):</text:span><text:span text:style-name="T8"> agreement between an IT service provider and another part of the same organization that assists in the provision of services</text:span></text:p>
      <text:p text:style-name="P9"><text:span text:style-name="T7">UC (Underpinning Contract):</text:span><text:span text:style-name="T8"> contract between an IT service provider and a third party who provides goods or services to support the delivery of an IT service to a customer</text:span></text:p>
      <text:p text:style-name="P4"><text:span text:style-name="T8"><text:line-break/></text:span><text:span text:style-name="T4">Understand the importance of the SLM activities of monitoring, measuring, and reviewing the service level achievements to ensure that targets are being met. </text:span><text:span text:style-name="T8"><text:s/>Be able to explain the role of the service improvement plan when targets are missed.</text:span></text:p>
      <text:p text:style-name="P9"><text:span text:style-name="T7">SLAM report (Service Level Achievement Monitoring):</text:span><text:span text:style-name="T8"> summarizing achievements across all the services</text:span></text:p>
      <text:p text:style-name="P9"><text:span text:style-name="T7">RAG report (Red-Amber-Green): </text:span><text:span text:style-name="T8">very effective in concentrating attention and discussion on the services that merit it, rather than plowing through all the reports equally</text:span></text:p>
      <text:p text:style-name="P9"><text:span text:style-name="T7">SIP (Service Improvement Plan):</text:span><text:span text:style-name="T8"> formal plan to implement improvements to a processor IT service; drawn up by the service level manager and agreed on at the service review</text:span></text:p>
      <text:p text:style-name="P4"><text:span text:style-name="T8"><text:line-break/></text:span><text:span text:style-name="T4">Be able to list and describe the different SLA structures of service-based, customer-based, and multilevel SLAs. </text:span><text:span text:style-name="T8">Understand the advantages and disadvantages of each. Understand the purpose of the service review meeting.<text:line-break/><text:line-break/></text:span><text:span text:style-name="T4">Understand how service level management builds a relationship with the business units by understanding their requirements and how it delivers a service that meets these requirements.</text:span><text:span text:style-name="T8"> Be able to explain the different roles of the service level manager and the business relationship manager in building a relationship between the IT service provider and the business. Understand how SLM tracks customer satisfaction levels and takes action to improve them.<text:line-break/><text:line-break/></text:span><text:span text:style-name="T4">Be able to describe the interface between SLM and other process areas.</text:span><text:span text:style-name="T8"> Understand especially business relationship management, incident and request management, supplier management, and continual service improvement.</text:span></text:p>
      <text:p text:style-name="P13">Ch6</text:p>
      <text:p text:style-name="P6"/>
      <text:p text:style-name="P3"><text:span text:style-name="T2">Understand the format of the service catalog as a database or structured document, forming one of the three service portfolio elements.</text:span><text:span text:style-name="T5"> Be able to describe its contents and information about all live IT services, including those available for deployment. Understand the purpose of the service catalog as a single source of consistent information to authorized individuals on all current and forthcoming operational services and the importance of this information being kept accurate and current. There are two types of services included in the catalog: customer-facing services that are visible to the business and supporting services required by the service provider to deliver customer-facing services. Understand that the customer and the service provider will, therefore, have different views of each service. Understand also that different customer types such as wholesale or retail customers may have different views.<text:line-break/><text:line-break/></text:span><text:span text:style-name="T2">Understand the type of information held in the service catalog for individual services such as service details, status, interfaces, and dependencies and the way in which this information is used by other processes, such as service level management.</text:span><text:span text:style-name="T5"> The scope of the service catalog includes only those services that have been or will be transitioned to the operational environment. Remember that these may be listed individually or in the form of service packages.<text:line-break/><text:line-break/></text:span><text:span text:style-name="T2">Understand what is meant by availability and how it is calculated.</text:span><text:span text:style-name="T5"> Remember that the user is concerned with end-to-end availability, and the failure of one component can make the whole service unavailable to that user. Measurement of availability takes into account only agreed service time so that agreed downtime and out-of-hours availability are not included in the calculation. Identifying vital business functions helps availability management target its activities to the best effect.<text:line-break/><text:line-break/></text:span><text:span text:style-name="T2">Be able to describe the availability concepts of reliability, resilience, maintainability, and serviceability.</text:span><text:span text:style-name="T5"> Reliability concerns how long a service, component, or CI can function without an interruption and the impact of this on overall availability. Understand what is meant by mean time between failures and how it is calculated. A resilient service design may suffer component failures without the service being affected. Understand the role of redundant equipment in providing resilience. Maintainability concerns how quickly a service, component, or CI can be restored to normal working status following a failure, as well as the impact of this on overall availability. Understand what is meant by mean time to restore service and how it is calculated. Serviceability is how well a third party is able to provide the response and fix times required in its contract following a failure, as well as the impact of this on overall availability.<text:line-break/><text:line-break/></text:span><text:span text:style-name="T2">Understand the purpose and importance of the information security policy.</text:span><text:span text:style-name="T5"> The level of security required is a business decision, and it is the responsibility of the information security manager to then ensure the required level of protection is provided. Understand the purpose of related policies such as password and Internet use policies and how they contribute to the overall protection of the organization's data. Understand the concepts of confidentiality (restricting access to data to authorized users), integrity (maintaining data free of any corruption or unauthorized change), and availability (able to be accessed when required) of data. Security rules must be clearly communicated so that all staff members are aware of them and senior management is enforcing them. SLAs, OLAs, and underpinning contracts play a central role in documenting and agreeing on responsibilities in this area. All security breaches must be documented and responded to appropriately and should be considered opportunities to improve security.<text:line-break/><text:line-break/></text:span><text:span text:style-name="T2">Understand the importance of suppliers to ensuring the quality of the overall service and the need to ensure that suppliers deliver value for money.</text:span><text:span text:style-name="T5"> Understand the link between underpinning contracts as part of service level management and the management of suppliers. Understand the lifecycle of supplier management, from the signing of the contract through the management of the delivery by the supplier against that contract to its renewal or termination. Be able to explain the importance of the supplier management policy and the role of the supplier and contract management information system. Understand the different categories of suppliers (strategic, tactical, operational, and commodity) and how suppliers are assessed in terms of value, importance, risk, and impact to determine which category is appropriate.<text:line-break/><text:line-break/></text:span><text:span text:style-name="T2">Understand the role of capacity management in providing the current and future capacity and performance that the business requires, when it requires it, and at a cost it can afford.</text:span><text:span text:style-name="T5"> Understand the use of demand management to affect this requirement. Be able to explain the subprocesses of business, service, and component capacity management and the role each plays in delivering what is required. Understand the involvement of the different functions in assessing and providing sufficient capacity. Understand the purpose and contents of the capacity plan and the requirement for it to be revised as requirements change. Understand the purpose and contents of the capacity management information system.<text:line-break/><text:line-break/></text:span><text:span text:style-name="T2">Understand how IT service continuity management (ITSCM) is responsible for providing an agreed level of service in the event of a major disruption to normal working conditions.</text:span><text:span text:style-name="T5"> Be able to differentiate between the responsibilities of business continuity management and ITSCM. Be able to explain the concept of business impact analysis and the requirement for the participation of the business in this exercise. The two stages of risk management are identification of risks and cost-justifiable risk mitigation. ITSCM is not entirely about recovering from a catastrophic event; it also addresses the need to prevent or reduce the impact of such an event. Understand the importance of keeping the plan up-to-date and the need to assess changes for possible impact on it. Remember that the plan needs to be rehearsed to ensure that it works as designed.<text:line-break/><text:line-break/></text:span><text:span text:style-name="T2">Understand the role of design coordination in providing a single point of coordination and control for all service design activities and processes.</text:span><text:span text:style-name="T5"> Understand the role of design coordination in managing resources and capabilities and its responsibility for compiling the service design package. It has a key role in ensuring quality and consistency across designs and ensuring the conformance of designs to governance requirements. Design coordination ensures the successful handoff of a service first from strategy to design and then to transition. The coordination process helps control cost, ensure adherence to warranty and utility requirements, and ensure activities are appropriately scheduled. A central coordinating role is able to learn from each design stage and implement improvements to all the service design activities.</text:span></text:p>
      <text:p text:style-name="P13">Ch7</text:p>
      <text:p text:style-name="P6"/>
      <text:p text:style-name="P3"><text:span text:style-name="T2">Understand the roles and responsibilities of the service owner.</text:span><text:span text:style-name="T5"> </text:span><text:span text:style-name="T5">The service owner is accountable for ensuring the delivery of the service. The service owner will liaise with process owners to ensure that the service is delivered to the highest standard possible.</text:span><text:span text:style-name="T5"><text:line-break/><text:line-break/></text:span><text:span text:style-name="T2">Understand the roles and responsibilities of the process owner, the process manager, and the process practitioner.</text:span><text:span text:style-name="T5"> </text:span><text:span text:style-name="T5">The process owner is accountable for ensuring the successful delivery of a process across all services and takes a lead role in ensuring that the process outcomes match the objectives. There may be several process managers for each process, each responsible for managing the day-to-day implementation of the process by the process practitioners in their own geographical or infrastructure area. The process practitioner is responsible for carrying out the process tasks under the direction of the process manager. One person may carry out more than one of these roles, although there is a danger that process control may not be as strong when this is the case, because of individuals being too close to the process to be objective. All roles have a responsibility to identify possible improvements in the process, but it is the process owner's responsibility to evaluate them and implement the ones that have value.</text:span><text:span text:style-name="T5"><text:line-break/><text:line-break/></text:span><text:span text:style-name="T2">Understand the purpose of the RACI model in defining roles and responsibilities within processes.</text:span><text:span text:style-name="T5"> </text:span><text:span text:style-name="T5">Be able to explain the difference between Responsible, Accountable, Consulted, and Informed. Understand that only one person can be accountable for each activity and that every activity must have, as a minimum, a responsible and an accountable person.</text:span></text:p>
      <text:p text:style-name="P13">Ch8</text:p>
      <text:p text:style-name="P6"/>
      <text:p text:style-name="P3"><text:span text:style-name="T2">Be able to recall the purpose, objectives, and scope of service transition</text:span><text:span text:style-name="T5">. The purpose is to ensure that new, modified, or retired services meet the expectations of the business as agreed on in strategy and design. The objectives are to plan and successfully manage releases into production, ensuring good knowledge transfer, and expectation setting for the delivery of the new or modified service. The scope covers the planning, build, testing, evaluation, implementation, and deployment of new or modified services into the live environment or the retirement of services.<text:line-break/><text:line-break/></text:span><text:span text:style-name="T2">Be able to identify the value service transition provides to the business</text:span><text:span text:style-name="T5">. This lifecycle stage provides value by delivering changes that are planned, built, tested, evaluated, implemented, and deployed according to expectation and specification, enabling controlled management of new or changed services into operation.<text:line-break/><text:line-break/></text:span><text:span text:style-name="T2">Understand the purpose, objectives, and scope of the change management process</text:span><text:span text:style-name="T5">. The purpose of this process is to provide controlled change. The objectives are to manage changes in a controlled manner, managing risk and meeting the needs of the business, now and in the future. The scope of the process covers IT changes, not business or organizational changes, and is not used for minor IT operational changes.<text:line-break/><text:line-break/></text:span><text:span text:style-name="T2">Be able to identify a change model</text:span><text:span text:style-name="T5">. The change model is used to assist with management of the process, by providing a set of predefined steps for commonly identified situations.<text:line-break/><text:line-break/></text:span><text:span text:style-name="T2">Be able to identify a standard change</text:span><text:span text:style-name="T5">. A standard change follows a recognized change model, responds to a predefined trigger, has a predefined approach, has clearly understood or low risk, and is effectively preauthorized by the change authority.<text:line-break/><text:line-break/></text:span><text:span text:style-name="T2">Understand the process for an emergency change</text:span><text:span text:style-name="T5">. An emergency change follows an adjusted process flow from the normal process; assessment and authorization may include the ECAB, testing may be reduced, and the documentation may be completed retrospectively.<text:line-break/><text:line-break/></text:span><text:span text:style-name="T2">Be able to recall the steps and activities of the normal change process flow</text:span><text:span text:style-name="T5">. You will need to be familiar with the steps and activities of the normal process as previously detailed on the normal change process flow.<text:line-break/><text:line-break/></text:span><text:span text:style-name="T2">Understand the types of documentation for the change process and their uses</text:span><text:span text:style-name="T5">. All changes should be documented in an RFC, and this should be logged in a change record, which is captured as part of the CMS. A change proposal is needed only if the change has a major impact on the business in terms of risk, cost, or resources.<text:line-break/><text:line-break/></text:span><text:span text:style-name="T2">Be able to identify the elements that are used for assessment of change</text:span><text:span text:style-name="T5">. The assessment of a change should include the benefits, costs, risks, resources, and relationships for the change.<text:line-break/><text:line-break/></text:span><text:span text:style-name="T2">Be able to recall the output documentation from the process</text:span><text:span text:style-name="T5">. The change schedule (CS) and projected service outage (PSO) documents are outputs of the change process and are used to communicate change timescales and impact with stakeholders.<text:line-break/><text:line-break/></text:span><text:span text:style-name="T2">Understand the purpose of the remediation plan</text:span><text:span text:style-name="T5">. The remediation plan allows mitigation against potential failure and returns to normal if a change fails.<text:line-break/><text:line-break/></text:span><text:span text:style-name="T2">Understand how changes are authorized and by whom</text:span><text:span text:style-name="T5">. Changes are authorized for action by the change authority, dependent on the size, risk, cost, and business impact of the change.<text:line-break/><text:line-break/></text:span><text:span text:style-name="T2">Understand the responsibilities of change management in respect of release and deployment of changes and how change management interfaces with other processes</text:span><text:span text:style-name="T5">. Change management is responsible for the coordination of the deployment of the change and will work with release and deployment management. Change management interfaces with many other service management and business processes across the service lifecycle.<text:line-break/><text:line-break/></text:span><text:span text:style-name="T2">Be able to identify how a change is closed</text:span><text:span text:style-name="T5">. Once a change has been deployed, it should be reviewed, and the change record can be closed, once it has met the acceptance criteria for success.<text:line-break/><text:line-break/></text:span><text:span text:style-name="T2">Understand the responsibilities of the change advisory board</text:span><text:span text:style-name="T5">. The change advisory board (CAB) is responsible for assessing changes and making recommendation for authorization.</text:span></text:p>
      <text:p text:style-name="P13">Ch9</text:p>
      <text:p text:style-name="P6"/>
      <text:p text:style-name="P3"><text:span text:style-name="T2">Understand the purpose, objectives, and scope of the transition planning and support process</text:span><text:span text:style-name="T5">. This process ensures that all transitions are managed efficiently.<text:line-break/><text:line-break/></text:span><text:span text:style-name="T2">Understand the purpose, objectives, and scope of the service asset and configuration management process</text:span><text:span text:style-name="T5">. This process ensures that you capture accurate and reliable information about the assets that make up your services. It applies to all service assets and configuration items.<text:line-break/><text:line-break/></text:span><text:span text:style-name="T2">Recall that configuration items are identified and recorded as part of the configuration management system, and identify the purpose of the system</text:span><text:span text:style-name="T5">. The configuration management system is used to integrate information about the infrastructure and provide a comprehensive view of the CIs and relationships that make up your services.<text:line-break/><text:line-break/></text:span><text:span text:style-name="T2">Understand the configuration model, a configuration baseline, and a snapshot</text:span><text:span text:style-name="T5">. The configuration model provides a model of the services, assets, and infrastructure by capturing the details of each configuration item and their relationships to each other. A configuration baseline is a capture of the state of the infrastructure at a specific point that is reviewed and agreed upon and used for trending, comparison, and planning. A snapshot is a capture of the infrastructure at a point in time but may contain errors and inaccuracies because it is not reviewed and agreed upon.<text:line-break/><text:line-break/></text:span><text:span text:style-name="T2">Understand the nature and purpose of the definitive media library</text:span><text:span text:style-name="T5">. The definitive media library is a specific secure area set aside for managing software media. It may consist of physical and electronic stores for master copies of licensed or authorized software in use in the live environment, as well as the associated documentation.<text:line-break/><text:line-break/></text:span><text:span text:style-name="T2">Understand the purpose, objectives, and scope of knowledge management</text:span><text:span text:style-name="T5">. This process ensures knowledge is available in the right place at the right time to enable informed decisions, reducing the need for knowledge rediscovery.<text:line-break/><text:line-break/></text:span><text:span text:style-name="T2">Be able to recall the DIKW model</text:span><text:span text:style-name="T5">. Data-Information-Knowledge-Wisdom is a model used to transition from data to information to knowledge to wisdom, ensuring that you add context and understanding to the communications you provide to the organization you support.<text:line-break/><text:line-break/></text:span><text:span text:style-name="T2">Understand the use of the service knowledge management system</text:span><text:span text:style-name="T5">. The service knowledge management system is the overarching system for managing knowledge relating to service management. It integrates all the existing data sources from your service management processes and enables the DIKW structure for knowledge management across the whole service lifecycle.<text:line-break/><text:line-break/></text:span><text:span text:style-name="T2">Understand the purpose, objectives, and scope of the release and deployment management process and the release policy</text:span><text:span text:style-name="T5">. This process ensures that releases are planned, scheduled, and controlled so the new or change services are built, tested, and deployed successfully into the operational environment. The release policy describes the manner in which releases will be carried out, provides definitions for release types, and specifies the activities that should be managed under the control of the process.<text:line-break/><text:line-break/></text:span><text:span text:style-name="T2">Know the four phases of the release and deployment management process</text:span><text:span text:style-name="T5">. The four phases are release and deployment planning, release build and test, deployment, and review and close. All four should be triggered by authorization from the change management process.</text:span></text:p>
      <text:p text:style-name="P13">Ch10</text:p>
      <text:p text:style-name="P6"/>
      <text:p text:style-name="P3"><text:span text:style-name="T2">Understand the purpose of the service operation: to deliver the services that have been designed and transitioned as efficiently as possible.</text:span><text:span text:style-name="T5">During this stage, faults that were not detected during transition will be identified and resolved, and the delivery of the service will be optimized.<text:line-break/><text:line-break/></text:span><text:span text:style-name="T2">Service operations is required to deliver the services in line with the SLAs that have been agreed with the business</text:span><text:span text:style-name="T5">. The transition stage should have validated the SLA targets through testing and piloting the service; it is for service operations to continue to meet the SLA targets during the operational stage of the service lifecycle.<text:line-break/><text:line-break/></text:span><text:span text:style-name="T2">By delivering the services efficiently and within service targets, service operations ensure that the business benefits from the service as planned</text:span><text:span text:style-name="T5">. Be able to name and describe the four service operation functions: technical management, application management, IT operations management, and the service desk.<text:line-break/><text:line-break/></text:span><text:span text:style-name="T2">Understand the role of the technical and application management functions in providing resources to the other lifecycle stages and in specifying the operational tasks that service operation staff members should carry out</text:span><text:span text:style-name="T5">. Understand the overlap between these functions and operations management.<text:line-break/><text:line-break/></text:span><text:span text:style-name="T2">Explain the difference between application development and application support</text:span><text:span text:style-name="T5">. Understand the two areas of operations management: operations control and facilities management. Be able to think of examples of the responsibilities of each of these areas, such as monitoring environmental conditions (IT facilities management) and console management (operations control).<text:line-break/><text:line-break/></text:span><text:span text:style-name="T2">Know the role and importance of the service desk function</text:span><text:span text:style-name="T5">. Be able to list the skills and attributes that service desk staff members should possess, such as business awareness, technical awareness, customer focus, and so on. Be able to describe the different service desk structures of local, central, virtual, and follow the sun, as well as when each might be used. Understand the advantages and disadvantages of each option.</text:span></text:p>
      <text:p text:style-name="P13">Ch11</text:p>
      <text:p text:style-name="P6"/>
      <text:p text:style-name="P3"><text:span text:style-name="T2">Understand the purpose and objectives of incident management in reducing downtime by resolving incidents quickly</text:span><text:span text:style-name="T5">. Be able to describe the scope and basic concepts such as major incidents, incident models, and the importance of timely resolution. Identify sources of incident reports other than users reporting them to the service desk; suppliers, support staff, or event management alerts are all possible sources. Understand that incident management is a reactive process. Be able to list and explain the interfaces that incident management has with other processes, especially problem management and service-level management.<text:line-break/><text:line-break/></text:span><text:span text:style-name="T2">Understand that the aim of incident management is to restore service, not to identify the cause</text:span><text:span text:style-name="T5">. This focus on service restoration means that less-skilled staff are required to resolve incidents than problems. Be able to describe the differences between an incident, a problem, and a service request.<text:line-break/><text:line-break/></text:span><text:span text:style-name="T2">Explain how priority is calculated, using business impact and urgency</text:span><text:span text:style-name="T5">. Understand what these terms mean.<text:line-break/><text:line-break/></text:span><text:span text:style-name="T2">Be able to explain the concept of incident and problem models and their use</text:span><text:span text:style-name="T5">. Be able to describe the lifecycle of an incident and the use of the different statuses assigned to each stage. Be able to list the key information that would be recorded in an incident record. Be able to describe the difference between the two types of escalation (hierarchic and functional) and when each is used.<text:line-break/><text:line-break/></text:span><text:span text:style-name="T2">Understand the purpose, objectives, scope, basic concepts, process activities, and interfaces of problem management</text:span><text:span text:style-name="T5">. Understand that a problem is the unknown, underlying cause of one or more incidents and that the aim of problem management is to find the cause of incidents and remove it to prevent recurrence. Be able to describe the relationship between problem management and other processes.<text:line-break/><text:line-break/></text:span><text:span text:style-name="T2">Understand the concepts of a workaround and a known error</text:span><text:span text:style-name="T5">. Be able to explain why some problems might not get resolved, when it is not cost-effective to implement the fix, and when a workaround exists. Be able to explain how the known error database is used.</text:span></text:p>
      <text:p text:style-name="P13">Ch12</text:p>
      <text:p text:style-name="P6"/>
      <text:p text:style-name="P3"><text:span text:style-name="T2">Understand the purpose, objectives, and scope of event management</text:span><text:span text:style-name="T5">. Be able to describe events (a change of state that has significance for the management of a CI) and alerts (a failure or a breach of a threshold) and the difference between them. Be able to give examples of each.<text:line-break/><text:line-break/></text:span><text:span text:style-name="T2">Understand the role of event management in automation</text:span><text:span text:style-name="T5">. Be able to describe passive and active monitoring and the difference between them. Be able to give examples of each. Understand the importance of filtering events. Be able to explain how effective event management can reduce downtime. Although some requests are standard changes, many are not, such as requests for information.<text:line-break/><text:line-break/></text:span><text:span text:style-name="T2">Understand the purpose objectives and scope of request fulfillment</text:span><text:span text:style-name="T5">. Know how it benefits the customer and the IT department.<text:line-break/><text:line-break/></text:span><text:span text:style-name="T2">Understand the purpose objectives and scope of access management</text:span><text:span text:style-name="T5">. Be able to explain the relationship between access management and information security management. Access management is not just granting access but also restricting or removing it as required.</text:span></text:p>
      <text:p text:style-name="P13">Ch13</text:p>
      <text:p text:style-name="P6"/>
      <text:p text:style-name="P3"><text:span text:style-name="T2">Understand the purpose, objectives, and scope of the CSI lifecycle stage</text:span><text:span text:style-name="T5">. It is important to remember that CSI is concerned with maintaining IT services in line with business needs, not simply to meet service targets. This should be done on a regular basis and applied to all areas of service management.</text:span><text:span text:style-name="T5"><text:line-break/><text:line-break/></text:span><text:span text:style-name="T2">Recall the steps of the CSI approach and of the Deming cycle</text:span><text:span text:style-name="T5">. The CSI steps identify the approach taken to manage an improvement initiative and ensure it continues to meet the objectives of the business. The Deming Cycle consists of Plan, Do, Check, and Act, and its aim is to ensure consolidation of achievement and a managed improvement approach to quality services.</text:span><text:span text:style-name="T5"><text:line-break/><text:line-break/></text:span><text:span text:style-name="T2">Understand the purpose of the CSI register</text:span><text:span text:style-name="T5">. The register enables the tracking and management of the improvement initiatives being undertaken by the IT service provider. It is maintained and managed by the CSI manager.</text:span><text:span text:style-name="T5"><text:line-break/><text:line-break/></text:span><text:span text:style-name="T2">Identify the different types of measures and three types of metrics: technical, process, and service</text:span><text:span text:style-name="T5">. Measures include critical success factors, key performance indicators, and how these are used in each service lifecycle process. The three types of metrics interact to provide a complete measurement of the service, which can be presented in a customer-facing format.</text:span><text:span text:style-name="T5"><text:line-break/><text:line-break/></text:span><text:span text:style-name="T2">Understand the use of baselines</text:span><text:span text:style-name="T5">. Baselines are used in continual service improvement as a comparison point for verifying improvement activity.</text:span><text:span text:style-name="T5"><text:line-break/><text:line-break/></text:span><text:span text:style-name="T2">Understand the use of the seven-step improvement process, and recall the steps of the process</text:span><text:span text:style-name="T5">. This process is used to manage the gathering, analysis, and presentation of data.</text:span><text:span text:style-name="T5"><text:line-break/><text:line-break/></text:span><text:span text:style-name="T2">Know how the seven-step improvement process integrates with the DIKW knowledge model and the Deming cycle</text:span><text:span text:style-name="T5">. Understand the interaction of each step of the seven step process with the DIKW and Plan-Do-Check-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Times New Roman', Verdana, sans-serif"/>
    <style:font-face style:name="Noto Sans" svg:font-family="'Noto Sans',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19-04-15T19:54:49</meta:creation-date>
    <meta:generator>OpenOffice/4.1.5$Unix OpenOffice.org_project/415m1$Build-9789</meta:generator>
    <dc:date>2019-04-16T19:44:26</dc:date>
    <dc:creator>Jeremy Greenwood</dc:creator>
    <meta:editing-duration>PT21H24S</meta:editing-duration>
    <meta:editing-cycles>14</meta:editing-cycles>
    <meta:document-statistic meta:table-count="0" meta:image-count="0" meta:object-count="0" meta:page-count="13" meta:paragraph-count="148" meta:word-count="5770" meta:character-count="37918"/>
  </office:meta>
</office:document-meta>
</file>